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Tahoma" svg:font-family="Tahoma, 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ender_20_Address">
      <style:text-properties fo:font-weight="bold" officeooo:rsid="000b3088" officeooo:paragraph-rsid="000b3088" style:font-weight-asian="bold"/>
    </style:style>
    <style:style style:name="P3" style:family="paragraph" style:parent-style-name="Sender_20_Address">
      <style:text-properties officeooo:rsid="000b3088" officeooo:paragraph-rsid="000b3088"/>
    </style:style>
    <style:style style:name="P4" style:family="paragraph" style:parent-style-name="Signature">
      <style:text-properties fo:font-weight="bold" officeooo:rsid="000b3088" officeooo:paragraph-rsid="000b3088" style:font-weight-asian="bold"/>
    </style:style>
    <style:style style:name="P5" style:family="paragraph" style:parent-style-name="Signature">
      <style:text-properties officeooo:rsid="000b3088" officeooo:paragraph-rsid="000b3088"/>
    </style:style>
    <style:style style:name="P6" style:family="paragraph" style:parent-style-name="Recipient_20_Address">
      <style:text-properties fo:font-weight="bold" officeooo:rsid="000b3088" officeooo:paragraph-rsid="000b3088" style:font-weight-asian="bold"/>
    </style:style>
    <style:style style:name="P7" style:family="paragraph" style:parent-style-name="Recipient_20_Address">
      <style:text-properties officeooo:rsid="000b3088" officeooo:paragraph-rsid="000b3088"/>
    </style:style>
    <style:style style:name="P8" style:family="paragraph" style:parent-style-name="Salutation_20__28_user_29_">
      <style:text-properties officeooo:paragraph-rsid="000b3088"/>
    </style:style>
    <style:style style:name="P9" style:family="paragraph" style:parent-style-name="Text_20_body">
      <style:text-properties officeooo:paragraph-rsid="000b3088"/>
    </style:style>
    <style:style style:name="P10" style:family="paragraph" style:parent-style-name="Date">
      <style:text-properties officeooo:rsid="000b3088" officeooo:paragraph-rsid="000b3088"/>
    </style:style>
    <style:style style:name="P11" style:family="paragraph" style:parent-style-name="Sender_20_Address" style:master-page-name="First_20_Page">
      <style:paragraph-properties style:page-number="auto"/>
      <style:text-properties officeooo:rsid="000b3088" officeooo:paragraph-rsid="000b3088"/>
    </style:style>
    <style:style style:name="P12" style:family="paragraph" style:parent-style-name="Recipient_20_Address">
      <style:text-properties fo:font-weight="bold" officeooo:rsid="000b3088" officeooo:paragraph-rsid="000b3088" style:font-weight-asian="bold"/>
    </style:style>
    <style:style style:name="T1" style:family="text">
      <style:text-properties fo:font-weight="bold" officeooo:rsid="000b3088" style:font-weight-asian="bold"/>
    </style:style>
    <style:style style:name="T2" style:family="text">
      <style:text-properties officeooo:rsid="000b3088"/>
    </style:style>
    <style:style style:name="T3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{Users.first_name} {Users.last_name}</text:p>
      <text:p text:style-name="P2">{Organization.address}</text:p>
      <text:p text:style-name="P3">{Organization.city}, {Organization.state}, {Organization.code}</text:p>
      <text:p text:style-name="P10"><text:date style:data-style-name="N76" text:date-value="2018-01-08T20:09:30.342882676">January 8, 2018</text:date></text:p>
      <text:p text:style-name="P6">{Contacts.firstname} {Contacts.lastname}</text:p>
      <text:p text:style-name="P7">{Contacts.title}</text:p>
      <text:p text:style-name="P6">{Contacts.mailingstreet}</text:p>
      <text:p text:style-name="P7">{Contacts.mailingcity}, {Contacts.mailingstate}, {Contacts.mailingzip}</text:p>
      <text:p text:style-name="P8">Dear <text:span text:style-name="T1">{Contacts.firstname} {Contacts.lastname}</text:span>:</text:p>
      <text:p text:style-name="P9">Following up on our phone conversation, I look forward to meeting with you and your strategic planning staff on <text:span text:style-name="T2">{cbCalendar.dtstart}</text:span>, at <text:span text:style-name="T2">{cbCalendar.location}</text:span>. I’d appreciate your arranging to have a screen in the conference room for me to use during my presentation.</text:p>
      <text:p text:style-name="Text_20_body">I’ll touch base with you a few days before the meeting to reconfirm.</text:p>
      <text:p text:style-name="Closing">Sincerely,</text:p>
      <text:p text:style-name="P4">{Users.first_name} {Users.last_name}</text:p>
      <text:p text:style-name="P5">{Users.titl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Tahoma" svg:font-family="Tahoma, 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, Times" style:font-family-generic="roman" style:font-pitch="variable" fo:font-size="12pt" fo:language="en" fo:country="US" style:font-name-asian="Times New Roman1" style:font-family-asian="'Times New Roman', Times" style:font-family-generic-asian="roman" style:font-pitch-asian="variable" style:font-size-asian="12pt" style:font-name-complex="Times New Roman1" style:font-family-complex="'Times New Roman', Times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1" fo:font-family="Arial, Helvetica" style:font-family-generic="swiss" style:font-pitch="variable" fo:font-size="16pt" fo:font-weight="bold" style:letter-kerning="true" style:font-size-asian="16pt" style:font-weight-asian="bold" style:font-name-complex="Arial1" style:font-family-complex="Arial, Helvetica" style:font-family-generic-complex="swiss" style:font-pitch-complex="variable" style:font-size-complex="16pt" style:font-weight-complex="bold"/>
    </style:style>
    <style:style style:name="Sender_20_Address" style:display-name="Sender Address" style:family="paragraph" style:parent-style-name="Standard"/>
    <style:style style:name="Date" style:family="paragraph" style:parent-style-name="Standard" style:next-style-name="Standard">
      <style:paragraph-properties fo:margin-top="0cm" fo:margin-bottom="0.847cm" loext:contextual-spacing="false"/>
    </style:style>
    <style:style style:name="Recipient_20_Address" style:display-name="Recipient Address" style:family="paragraph" style:parent-style-name="Standard"/>
    <style:style style:name="Salutation_20__28_user_29_" style:display-name="Salutation (user)" style:family="paragraph" style:parent-style-name="Standard" style:next-style-name="Standard">
      <style:paragraph-properties fo:margin-top="0.847cm" fo:margin-bottom="0.423cm" loext:contextual-spacing="false"/>
    </style:style>
    <style:style style:name="Closing" style:family="paragraph" style:parent-style-name="Standard">
      <style:paragraph-properties fo:margin-top="0cm" fo:margin-bottom="1.693cm" loext:contextual-spacing="false"/>
    </style:style>
    <style:style style:name="Signature" style:family="paragraph" style:parent-style-name="Standard" style:class="text"/>
    <style:style style:name="cc_3a__2f_Enclosure" style:display-name="cc:/Enclosure" style:family="paragraph" style:parent-style-name="Standard">
      <style:paragraph-properties fo:margin-left="2.54cm" fo:margin-right="0cm" fo:margin-top="0.423cm" fo:margin-bottom="0.423cm" loext:contextual-spacing="false" fo:text-indent="-2.54cm" style:auto-text-indent="false">
        <style:tab-stops>
          <style:tab-stop style:position="2.54cm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, 'Times New Roman'" style:font-family-generic="swiss" style:font-pitch="variable" fo:font-size="8pt" style:font-size-asian="8pt" style:font-name-complex="Tahoma" style:font-family-complex="Tahoma, 'Times New Roman'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.847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execute-macro><office:event-listeners><script:event-listener script:language="ooo:StarBasic" script:event-name="dom:click" script:macro-name="application:Standard.Modul1.DoFieldClick"/></office:event-listeners>[Recipient Name]</text:execute-macro><text:line-break/><text:creation-date style:data-style-name="N76">8 de enero de 2018</text:creation-date><text:line-break/>Page <text:span text:style-name="Page_20_Number"><text:page-number text:select-page="current">0</text:page-numb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  <text:p text:style-name="Header"/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4:12.270104263</meta:creation-date>
    <meta:editing-cycles>3</meta:editing-cycles>
    <meta:editing-duration>PT11M42S</meta:editing-duration>
    <meta:generator>LibreOffice/5.0.3.2$Linux_X86_64 LibreOffice_project/00m0$Build-2</meta:generator>
    <dc:description>A detailed event plan and the key partners for the conference or a convention are mentioned. This way the speaker would have an idea of how to write a letter about inviting someone for speech. Use this sample invitation letter titled as speech invitation letter to do the job. See other templates like  &lt;a href="http://www.templateswift.com/keynote-templates.html"&gt;Keynote Timeline Templates&lt;/a&gt;, &lt;a href="http://www.templateswift.com/delivery-schedule-templates.html"&gt;Delivery Schedule Templates&lt;/a&gt;, &lt;a href="http://www.templateswift.com/builders-logo.html"&gt;Builder Logo Designs&lt;/a&gt;, &lt;a href="http://www.templateswift.com/best-fonts-for-android.html"&gt;Best Free Android Fonts&lt;/a&gt;., &lt;a href="http://www.templateswift.com/wedding-album-templates.html"&gt;Wedding Album Design Templates&lt;/a&gt; in our free collection too. </dc:description>
    <dc:subject>&lt;a href="http://www.templateswift.com/passport-templates.html"&gt;Passport Templates&lt;/a&gt;, &lt;a href="http://www.templateswift.com/paper-house-templates.html"&gt;Paper House Templates&lt;/a&gt;</dc:subject>
    <dc:title>Invitation Letter for Speech special</dc:title>
    <meta:keyword>meeting</meta:keyword>
    <meta:keyword>letter</meta:keyword>
    <meta:keyword>business</meta:keyword>
    <meta:keyword>confirmation letter</meta:keyword>
    <meta:initial-creator>joe </meta:initial-creator>
    <dc:date>2018-01-08T20:09:30.234498099</dc:date>
    <dc:creator>joe </dc:creator>
    <meta:document-statistic meta:table-count="0" meta:image-count="0" meta:object-count="0" meta:page-count="1" meta:paragraph-count="15" meta:word-count="86" meta:character-count="767" meta:non-whitespace-character-count="696"/>
    <meta:user-defined meta:name="License">BSD</meta:user-defined>
  </office:meta>
</office:document-meta>
</file>